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myHoliday.jpg"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style:font-face style:name="StarSymbol" svg:font-family="StarSymbol"/>
    <style:font-face style:name="Tahoma1" svg:font-family="Tahoma"/>
    <style:font-face style:font-family-generic="modern" style:font-pitch="fixed" style:name="Cumberland" svg:font-family="Cumberland"/>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P1" style:parent-style-name="Text_20_body"/>
    <style:style style:family="paragraph" style:list-style-name="L2" style:name="P2" style:parent-style-name="Text_20_body"/>
    <style:style style:family="paragraph" style:name="P5" style:parent-style-name="Text_20_body">
      <style:paragraph-properties fo:margin-left="0.2in" fo:margin-right="0in" fo:text-indent="0in" style:auto-text-indent="false"/>
    </style:style>
    <style:style style:family="paragraph" style:name="P6" style:parent-style-name="Text_20_body">
      <style:paragraph-properties fo:margin-left="0in" fo:margin-right="0in" fo:text-indent="0in" style:auto-text-indent="false"/>
    </style:style>
    <text:list-style style:name="L1">
      <text:list-level-style-number style:num-format="1" style:num-suffix="." text:level="1" text:style-name="Numbering_20_Symbols">
        <style:list-level-properties text:min-label-width="0.25in" text:space-before="0.25in"/>
      </text:list-level-style-number>
      <text:list-level-style-number style:num-format="1" style:num-suffix="." text:level="2" text:style-name="Numbering_20_Symbols">
        <style:list-level-properties text:min-label-width="0.25in" text:space-before="0.5in"/>
      </text:list-level-style-number>
      <text:list-level-style-number style:num-format="1" style:num-suffix="." text:level="3" text:style-name="Numbering_20_Symbols">
        <style:list-level-properties text:min-label-width="0.25in" text:space-before="0.75in"/>
      </text:list-level-style-number>
      <text:list-level-style-number style:num-format="1" style:num-suffix="." text:level="4" text:style-name="Numbering_20_Symbols">
        <style:list-level-properties text:min-label-width="0.25in" text:space-before="1in"/>
      </text:list-level-style-number>
      <text:list-level-style-number style:num-format="1" style:num-suffix="." text:level="5" text:style-name="Numbering_20_Symbols">
        <style:list-level-properties text:min-label-width="0.25in" text:space-before="1.25in"/>
      </text:list-level-style-number>
      <text:list-level-style-number style:num-format="1" style:num-suffix="." text:level="6" text:style-name="Numbering_20_Symbols">
        <style:list-level-properties text:min-label-width="0.25in" text:space-before="1.5in"/>
      </text:list-level-style-number>
      <text:list-level-style-number style:num-format="1" style:num-suffix="." text:level="7" text:style-name="Numbering_20_Symbols">
        <style:list-level-properties text:min-label-width="0.25in" text:space-before="1.75in"/>
      </text:list-level-style-number>
      <text:list-level-style-number style:num-format="1" style:num-suffix="." text:level="8" text:style-name="Numbering_20_Symbols">
        <style:list-level-properties text:min-label-width="0.25in" text:space-before="2in"/>
      </text:list-level-style-number>
      <text:list-level-style-number style:num-format="1" style:num-suffix="." text:level="9" text:style-name="Numbering_20_Symbols">
        <style:list-level-properties text:min-label-width="0.25in" text:space-before="2.25in"/>
      </text:list-level-style-number>
      <text:list-level-style-number style:num-format="1" style:num-suffix="." text:level="10" text:style-name="Numbering_20_Symbols">
        <style:list-level-properties text:min-label-width="0.25in" text:space-before="2.5in"/>
      </text:list-level-style-number>
    </text:list-style>
    <text:list-style style:name="L2">
      <text:list-level-style-bullet style:num-suffix="." text:bullet-char="●" text:level="1" text:style-name="Bullet_20_Symbols">
        <style:list-level-properties text:min-label-width="0.25in" text:space-before="0.25in"/>
        <style:text-properties style:font-name="StarSymbol"/>
      </text:list-level-style-bullet>
      <text:list-level-style-bullet style:num-suffix="." text:bullet-char="○" text:level="2" text:style-name="Bullet_20_Symbols">
        <style:list-level-properties text:min-label-width="0.25in" text:space-before="0.5in"/>
        <style:text-properties style:font-name="StarSymbol"/>
      </text:list-level-style-bullet>
      <text:list-level-style-bullet style:num-suffix="." text:bullet-char="■" text:level="3" text:style-name="Bullet_20_Symbols">
        <style:list-level-properties text:min-label-width="0.25in" text:space-before="0.75in"/>
        <style:text-properties style:font-name="StarSymbol"/>
      </text:list-level-style-bullet>
      <text:list-level-style-bullet style:num-suffix="." text:bullet-char="●" text:level="4" text:style-name="Bullet_20_Symbols">
        <style:list-level-properties text:min-label-width="0.25in" text:space-before="1in"/>
        <style:text-properties style:font-name="StarSymbol"/>
      </text:list-level-style-bullet>
      <text:list-level-style-bullet style:num-suffix="." text:bullet-char="○" text:level="5" text:style-name="Bullet_20_Symbols">
        <style:list-level-properties text:min-label-width="0.25in" text:space-before="1.25in"/>
        <style:text-properties style:font-name="StarSymbol"/>
      </text:list-level-style-bullet>
      <text:list-level-style-bullet style:num-suffix="." text:bullet-char="■" text:level="6" text:style-name="Bullet_20_Symbols">
        <style:list-level-properties text:min-label-width="0.25in" text:space-before="1.5in"/>
        <style:text-properties style:font-name="StarSymbol"/>
      </text:list-level-style-bullet>
      <text:list-level-style-bullet style:num-suffix="." text:bullet-char="●" text:level="7" text:style-name="Bullet_20_Symbols">
        <style:list-level-properties text:min-label-width="0.25in" text:space-before="1.75in"/>
        <style:text-properties style:font-name="StarSymbol"/>
      </text:list-level-style-bullet>
      <text:list-level-style-bullet style:num-suffix="." text:bullet-char="○" text:level="8" text:style-name="Bullet_20_Symbols">
        <style:list-level-properties text:min-label-width="0.25in" text:space-before="2in"/>
        <style:text-properties style:font-name="StarSymbol"/>
      </text:list-level-style-bullet>
      <text:list-level-style-bullet style:num-suffix="." text:bullet-char="■" text:level="9" text:style-name="Bullet_20_Symbols">
        <style:list-level-properties text:min-label-width="0.25in" text:space-before="2.25in"/>
        <style:text-properties style:font-name="StarSymbol"/>
      </text:list-level-style-bullet>
      <text:list-level-style-bullet style:num-suffix="." text:bullet-char="●" text:level="10" text:style-name="Bullet_20_Symbols">
        <style:list-level-properties text:min-label-width="0.25in" text:space-before="2.5in"/>
        <style:text-properties style:font-name="StarSymbol"/>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span text:style-name="T2"/>
			</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0">
  <office:font-face-decls>
    <style:font-face style:name="StarSymbol" svg:font-family="StarSymbol"/>
    <style:font-face style:name="Tahoma1" svg:font-family="Tahoma"/>
    <style:font-face style:font-family-generic="modern" style:font-pitch="fixed" style:name="Cumberland" svg:font-family="Cumberland"/>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display-name="Numbering Symbols" style:family="text" style:name="Numbering_20_Symbols"/>
    <style:style style:display-name="Bullet Symbols" style:family="text" style:name="Bullet_20_Symbols">
      <style:text-properties fo:font-size="9pt" style:font-name="StarSymbol" style:font-name-asian="StarSymbol" style:font-name-complex="StarSymbol" style:font-size-asian="9pt" style:font-size-complex="9pt"/>
    </style:style>
    <style:style style:family="text" style:name="Example">
      <style:text-properties style:font-name="Cumberland" style:font-name-asian="Cumberland" style:font-name-complex="Cumberland"/>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08T14:49:28</meta:creation-date>
    <dc:date>2011-10-08T16:47:11</dc:date>
    <dc:language>en-US</dc:language>
    <meta:editing-cycles>10</meta:editing-cycles>
    <meta:editing-duration>PT0.001S</meta:editing-duration>
    <meta:user-defined meta:name="Info 1"/>
    <meta:user-defined meta:name="Info 2"/>
    <meta:user-defined meta:name="Info 3"/>
    <meta:user-defined meta:name="Info 4"/>
    <meta:document-statistic meta:character-count="57" meta:image-count="0" meta:object-count="0" meta:page-count="1" meta:paragraph-count="7" meta:table-count="0" meta:word-count="12"/>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